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ructura GestorPass</text:p>
      <text:p text:style-name="Standard"/>
      <text:p text:style-name="Standard">main.py</text:p>
      <text:p text:style-name="Standard">----------logic(carpeta)</text:p>
      <text:p text:style-name="Standard"><text:tab/><text:tab/>auth.py</text:p>
      <text:p text:style-name="Standard"><text:tab/><text:tab/>config.py</text:p>
      <text:p text:style-name="Standard"><text:tab/><text:tab/>crypto.py</text:p>
      <text:p text:style-name="Standard"><text:tab/><text:tab/>setup.py</text:p>
      <text:p text:style-name="Standard"><text:tab/><text:tab/>vault.py</text:p>
      <text:p text:style-name="Standard">-----------ui(carpeta)</text:p>
      <text:p text:style-name="Standard">----------------------------screens(carpeta)</text:p>
      <text:p text:style-name="Standard"><text:tab/><text:tab/><text:tab/><text:tab/>add_entry_screen.py</text:p>
      <text:p text:style-name="Standard"><text:tab/><text:tab/><text:tab/><text:tab/>auth_screen.py</text:p>
      <text:p text:style-name="Standard"><text:tab/><text:tab/><text:tab/><text:tab/>delete_entry_screen.py</text:p>
      <text:p text:style-name="Standard"><text:tab/><text:tab/><text:tab/><text:tab/>first_login_screen.py</text:p>
      <text:p text:style-name="Standard"><text:tab/><text:tab/><text:tab/><text:tab/>main_menu_screen.py</text:p>
      <text:p text:style-name="Standard"><text:tab/><text:tab/><text:tab/><text:tab/>view_entries_screen.py</text:p>
      <text:p text:style-name="Standard">-----------------------------styles(carpeta) .css</text:p>
      <text:p text:style-name="Standard">------------utils(carpèta) vacia</text:p>
      <text:p text:style-name="Standard"/>
      <text:p text:style-name="Standard"/>
      <text:p text:style-name="P1"/>
      <text:p text:style-name="Standard">GestorPass/</text:p>
      <text:p text:style-name="Standard">├── main.py</text:p>
      <text:p text:style-name="Standard">├── logic/</text:p>
      <text:p text:style-name="Standard">│ <text:s text:c="2"/>├── auth.py</text:p>
      <text:p text:style-name="Standard">│ <text:s text:c="2"/>├── config.py <text:s text:c="8"/># (o paths.py)</text:p>
      <text:p text:style-name="Standard">│ <text:s text:c="2"/>├── crypto.py</text:p>
      <text:p text:style-name="Standard">│ <text:s text:c="2"/>├── setup.py</text:p>
      <text:p text:style-name="Standard">│ <text:s text:c="2"/>├── vault.py</text:p>
      <text:p text:style-name="Standard">│ <text:s text:c="2"/>├── delete.py <text:s text:c="8"/>✅ nuevo</text:p>
      <text:p text:style-name="Standard">│ <text:s text:c="2"/>└── sync.py <text:s text:c="10"/>✅ si lo necesitas más adelante</text:p>
      <text:p text:style-name="Standard">├── ui/</text:p>
      <text:p text:style-name="Standard">│ <text:s text:c="2"/>├── styles/</text:p>
      <text:p text:style-name="Standard">│ <text:s text:c="2"/>│ <text:s text:c="2"/>└── default.css</text:p>
      <text:p text:style-name="Standard">│ <text:s text:c="2"/>├── screens/</text:p>
      <text:p text:style-name="Standard">│ <text:s text:c="2"/>│ <text:s text:c="2"/>├── add_entry_screen.py</text:p>
      <text:p text:style-name="Standard">│ <text:s text:c="2"/>│ <text:s text:c="2"/>├── auth_screen.py</text:p>
      <text:p text:style-name="Standard">│ <text:s text:c="2"/>│ <text:s text:c="2"/>├── delete_entry_screen.py</text:p>
      <text:p text:style-name="Standard">│ <text:s text:c="2"/>│ <text:s text:c="2"/>├── first_login_screen.py</text:p>
      <text:p text:style-name="Standard">│ <text:s text:c="2"/>│ <text:s text:c="2"/>├── main_menu_screen.py</text:p>
      <text:p text:style-name="Standard">│ <text:s text:c="2"/>│ <text:s text:c="2"/>└── view_entries_screen.py</text:p>
      <text:p text:style-name="Standard">├── utils/</text:p>
      <text:p text:style-name="Standard">│ <text:s text:c="2"/>└── (formato, helpers, etc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13T19:04:39.05</meta:creation-date>
    <dc:date>2025-06-14T19:22:31.87</dc:date>
    <meta:editing-duration>PT33M52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40" meta:word-count="106" meta:character-count="908"/>
  </office:meta>
</office:document-meta>
</file>